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3941d" fo:background-color="#81d41a"/>
    </style:style>
    <style:style style:name="P2" style:family="paragraph" style:parent-style-name="Header">
      <style:text-properties officeooo:rsid="0013941d" officeooo:paragraph-rsid="0013941d" fo:background-color="#800080"/>
    </style:style>
    <style:style style:name="P3" style:family="paragraph" style:parent-style-name="Standard">
      <style:paragraph-properties fo:text-align="center" style:justify-single-word="false"/>
      <style:text-properties fo:font-size="96pt" style:font-size-asian="84pt" style:font-size-complex="96pt"/>
    </style:style>
    <style:style style:name="P4" style:family="paragraph" style:parent-style-name="Standard" style:master-page-name="Standard">
      <style:paragraph-properties fo:text-align="center" style:justify-single-word="false" style:page-number="10"/>
      <style:text-properties fo:font-size="96pt" style:font-size-asian="84pt" style:font-size-complex="9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page-number text:select-page="current">1</text:page-number></text:p>
      <text:p text:style-name="P4"><text:page-number text:select-page="current">10</text:page-number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3941d" officeooo:paragraph-rsid="0013941d" fo:background-color="#800080"/>
    </style:style>
    <style:style style:name="MP2" style:family="paragraph" style:parent-style-name="Header">
      <style:paragraph-properties fo:text-align="center" style:justify-single-word="false"/>
      <style:text-properties officeooo:rsid="0013941d" fo:background-color="#81d41a"/>
    </style:style>
    <style:page-layout style:name="Mpm1">
      <style:page-layout-properties fo:page-width="5.8272in" fo:page-height="4.1339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Normal Header</text:p>
      </style:header>
      <style:header-first>
        <text:p text:style-name="MP2">Very first header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19:29:31.895352907</meta:creation-date>
    <dc:date>2022-07-22T19:35:35.819714993</dc:date>
    <meta:editing-duration>PT6M11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2" meta:paragraph-count="4" meta:word-count="7" meta:character-count="32" meta:non-whitespace-character-count="29"/>
  </office:meta>
</office:document-meta>
</file>